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Standard" style:family="paragraph">
      <style:text-properties style:font-name="Arial" style:font-name-complex="Arial"/>
    </style:style>
    <style:style style:name="P3" style:parent-style-name="Standard" style:family="paragraph">
      <style:text-properties style:font-name="Arial" style:font-name-complex="Arial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/>
    </style:style>
    <style:style style:name="P8" style:parent-style-name="NormalWeb" style:family="paragraph">
      <style:paragraph-properties style:line-height-at-least="0.25in" fo:background-color="#2B2E33"/>
      <style:text-properties style:font-name="Arial" style:font-name-complex="Arial"/>
    </style:style>
    <style:style style:name="P9" style:parent-style-name="NormalWeb" style:family="paragraph">
      <style:paragraph-properties style:line-height-at-least="0.25in" fo:background-color="#2B2E33"/>
      <style:text-properties style:font-name="Arial" style:font-name-complex="Arial"/>
    </style:style>
    <style:style style:name="P10" style:parent-style-name="NormalWeb" style:family="paragraph">
      <style:paragraph-properties style:line-height-at-least="0.25in" fo:background-color="#2B2E33"/>
      <style:text-properties style:font-name="Arial" style:font-name-complex="Arial"/>
    </style:style>
    <style:style style:name="P11" style:parent-style-name="NormalWeb" style:family="paragraph">
      <style:paragraph-properties style:line-height-at-least="0.25in" fo:background-color="#2B2E33"/>
      <style:text-properties style:font-name="Arial" style:font-name-complex="Arial"/>
    </style:style>
    <style:style style:name="P12" style:parent-style-name="NormalWeb" style:family="paragraph">
      <style:paragraph-properties style:line-height-at-least="0.25in" fo:background-color="#2B2E33"/>
      <style:text-properties style:font-name="Arial" style:font-name-complex="Arial"/>
    </style:style>
    <style:style style:name="P13" style:parent-style-name="NormalWeb" style:family="paragraph">
      <style:paragraph-properties style:line-height-at-least="0.25in" fo:background-color="#2B2E33"/>
      <style:text-properties style:font-name="Arial" style:font-name-complex="Arial"/>
    </style:style>
    <style:style style:name="P14" style:parent-style-name="NormalWeb" style:family="paragraph">
      <style:paragraph-properties style:line-height-at-least="0.25in" fo:background-color="#2B2E33"/>
      <style:text-properties style:font-name="Arial" style:font-name-complex="Arial"/>
    </style:style>
    <style:style style:name="P15" style:parent-style-name="Standard" style:family="paragraph"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/>
    </style:style>
    <style:style style:name="P17" style:parent-style-name="Standard" style:family="paragraph">
      <style:text-properties style:font-name="Arial" style:font-name-complex="Arial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Standard" style:family="paragraph">
      <style:text-properties style:font-name="Arial" style:font-name-complex="Arial"/>
    </style:style>
    <style:style style:name="T20" style:parent-style-name="SourceText" style:family="text">
      <style:text-properties style:font-name="Arial" style:font-name-complex="Arial" fo:font-size="12pt" style:font-size-asian="12pt" style:font-size-complex="12pt"/>
    </style:style>
    <style:style style:name="P21" style:parent-style-name="Standard" style:family="paragraph">
      <style:text-properties style:font-name="Arial" style:font-name-complex="Arial"/>
    </style:style>
    <style:style style:name="P22" style:parent-style-name="Standard" style:family="paragraph">
      <style:text-properties style:font-name="Arial" style:font-name-complex="Arial"/>
    </style:style>
    <style:style style:name="P23" style:parent-style-name="Standard" style:family="paragraph">
      <style:text-properties style:font-name="Arial" style:font-name-complex="Arial"/>
    </style:style>
    <style:style style:name="P24" style:parent-style-name="Standard" style:family="paragraph">
      <style:text-properties style:font-name="Arial" style:font-name-complex="Arial"/>
    </style:style>
    <style:style style:name="T25" style:parent-style-name="SourceText" style:family="text">
      <style:text-properties style:font-name="Arial" style:font-name-complex="Arial" fo:font-size="12pt" style:font-size-asian="12pt" style:font-size-complex="12pt"/>
    </style:style>
    <style:style style:name="T26" style:parent-style-name="SourceText" style:family="text">
      <style:text-properties style:font-name="Arial" style:font-name-complex="Arial" fo:font-size="12pt" style:font-size-asian="12pt" style:font-size-complex="12pt"/>
    </style:style>
    <style:style style:name="P27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28" style:parent-style-name="Standard" style:family="paragraph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/>
    </style:style>
    <style:style style:name="P30" style:parent-style-name="Standard" style:family="paragraph">
      <style:text-properties style:font-name="Arial" style:font-name-complex="Arial"/>
    </style:style>
    <style:style style:name="P31" style:parent-style-name="Standard" style:family="paragraph">
      <style:text-properties style:font-name="Arial" style:font-name-complex="Arial"/>
    </style:style>
    <style:style style:name="P32" style:parent-style-name="Standard" style:family="paragraph">
      <style:text-properties style:font-name="Arial" style:font-name-complex="Arial"/>
    </style:style>
    <style:style style:name="P33" style:parent-style-name="Standard" style:family="paragraph">
      <style:text-properties style:font-name="Arial" style:font-name-complex="Arial"/>
    </style:style>
    <style:style style:name="P34" style:parent-style-name="Standard" style:family="paragraph">
      <style:text-properties style:font-name="Arial" style:font-name-complex="Arial"/>
    </style:style>
    <style:style style:name="P35" style:parent-style-name="Standard" style:family="paragraph">
      <style:text-properties style:font-name="Arial" style:font-name-complex="Arial"/>
    </style:style>
    <style:style style:name="P36" style:parent-style-name="Standard" style:family="paragraph">
      <style:text-properties style:font-name="Arial" style:font-name-complex="Arial"/>
    </style:style>
    <style:style style:name="P37" style:parent-style-name="Standard" style:family="paragraph">
      <style:text-properties style:font-name="Arial" style:font-name-complex="Arial"/>
    </style:style>
    <style:style style:name="P38" style:parent-style-name="Standard" style:family="paragraph">
      <style:text-properties style:font-name="Arial" style:font-name-complex="Arial"/>
    </style:style>
    <style:style style:name="P39" style:parent-style-name="Standard" style:family="paragraph">
      <style:text-properties style:font-name="Arial" style:font-name-complex="Arial"/>
    </style:style>
    <style:style style:name="P40" style:parent-style-name="Standard" style:family="paragraph">
      <style:text-properties style:font-name="Arial" style:font-name-complex="Arial"/>
    </style:style>
    <style:style style:name="P41" style:parent-style-name="Standard" style:family="paragraph">
      <style:text-properties style:font-name="Arial" style:font-name-complex="Arial"/>
    </style:style>
    <style:style style:name="P42" style:parent-style-name="Standard" style:family="paragraph">
      <style:text-properties style:font-name="Arial" style:font-name-complex="Arial"/>
    </style:style>
    <style:style style:name="P43" style:parent-style-name="Standard" style:family="paragraph">
      <style:text-properties style:font-name="Arial" style:font-name-complex="Arial"/>
    </style:style>
    <style:style style:name="P44" style:parent-style-name="Standard" style:family="paragraph">
      <style:text-properties style:font-name="Arial" style:font-name-complex="Arial"/>
    </style:style>
    <style:style style:name="P45" style:parent-style-name="Standard" style:family="paragraph">
      <style:text-properties style:font-name="Arial" style:font-name-complex="Arial"/>
    </style:style>
    <style:style style:name="P46" style:parent-style-name="Standard" style:family="paragraph">
      <style:text-properties style:font-name="Arial" style:font-name-complex="Arial"/>
    </style:style>
    <style:style style:name="P47" style:parent-style-name="Standard" style:family="paragraph">
      <style:text-properties style:font-name="Arial" style:font-name-complex="Arial"/>
    </style:style>
    <style:style style:name="P48" style:parent-style-name="Standard" style:family="paragraph">
      <style:text-properties style:font-name="Arial" style:font-name-complex="Arial"/>
    </style:style>
    <style:style style:name="P49" style:parent-style-name="Standard" style:family="paragraph">
      <style:text-properties style:font-name="Arial" style:font-name-complex="Arial"/>
    </style:style>
    <style:style style:name="P50" style:parent-style-name="Standard" style:family="paragraph">
      <style:text-properties style:font-name="Arial" style:font-name-complex="Arial"/>
    </style:style>
    <style:style style:name="P51" style:parent-style-name="Standard" style:family="paragraph">
      <style:text-properties style:font-name="Arial" style:font-name-complex="Arial"/>
    </style:style>
    <style:style style:name="P52" style:parent-style-name="Standard" style:family="paragraph">
      <style:text-properties style:font-name="Arial" style:font-name-complex="Arial"/>
    </style:style>
    <style:style style:name="P53" style:parent-style-name="Standard" style:family="paragraph">
      <style:text-properties style:font-name="Arial" style:font-name-complex="Arial"/>
    </style:style>
    <style:style style:name="P54" style:parent-style-name="Standard" style:family="paragraph">
      <style:text-properties style:font-name="Arial" style:font-name-complex="Arial"/>
    </style:style>
    <style:style style:name="P55" style:parent-style-name="Standard" style:family="paragraph">
      <style:text-properties style:font-name="Arial" style:font-name-complex="Arial"/>
    </style:style>
    <style:style style:name="P56" style:parent-style-name="Standard" style:family="paragraph">
      <style:text-properties style:font-name="Arial" style:font-name-complex="Arial"/>
    </style:style>
    <style:style style:name="T57" style:parent-style-name="Fonteparág.padrão" style:family="text">
      <style:text-properties style:font-name="Arial" style:font-name-complex="Arial"/>
    </style:style>
  </office:automatic-styles>
  <office:body>
    <office:text text:use-soft-page-breaks="true">
      <text:p text:style-name="P1">Os comandos básicos <text:s/>de sql</text:p>
      <text:p text:style-name="P2"/>
      <text:p text:style-name="P3">O que é</text:p>
      <text:p text:style-name="P4">SQL é uma linguagem de programação feita<text:s/>para gerenciar, manipular e consultar bancos de dados relacionais, usado para criar, editar, manipula e consultar bancos de dados relacionais ,e são isso ai,o básico do básico para se usar o sql, são comandos essenciais para quem quer operar e trabalhar com bancos de dados, serve para MYSQL,POSTGRESQL,SQL SERVER e ORACLE por exemplo.</text:p>
      <text:p text:style-name="P5"/>
      <text:p text:style-name="P6">Caracteristicas:<text:s/></text:p>
      <text:p text:style-name="P7">Gerenciamento de dados: permite que crie ,modifica, altere ou exclua os dados do banco,sejam nos campos,tabelas ou registros</text:p>
      <text:p text:style-name="P8">Consulta Eficiente: Com SQL, é possível recuperar informações específicas de grandes conjuntos de dados usando consultas otimizadas. Isso é crucial para extrair informações relevantes de bancos de dados complexos.</text:p>
      <text:p text:style-name="P9">Análise de Dados: SQL permite realizar análises complexas, agregações e cálculos nos dados armazenados. Isso é fundamental para tomar decisões difíceis com base nos dados disponíveis.</text:p>
      <text:p text:style-name="P10">Segurança e Controle: SQL oferece recursos para definir permissões de acesso aos dados. Isso ajuda a garantir que apenas usuários autorizados tenham acesso a informações sensíveis.</text:p>
      <text:p text:style-name="P11">Consistência dos Dados: SQL permite manter a integridade dos dados, garantindo que os registros estejam sempre corretos e consistentes, evitando duplicações indesejadas ou erros nos dados.</text:p>
      <text:p text:style-name="P12">Escalabilidade: Bancos de dados relacionais podem lidar com grandes volumes de dados e consultas complexas, tornando-os adequados para empresas de todos os tamanhos.</text:p>
      <text:p text:style-name="P13">Integração com Aplicações: SQL é amplamente utilizado para integrar bancos de dados a aplicativos, permitindo que os dados sejam armazenados, recuperados e exibidos de maneira eficiente.</text:p>
      <text:p text:style-name="P14">Padrão Global: SQL é um padrão globalmente aceito para interagir com bancos de dados, o que significa que as habilidades adquiridas em um sistema de gerenciamento de banco de dados podem ser aplicadas a outros sistemas.</text:p>
      <text:p text:style-name="P15"/>
      <text:p text:style-name="P16"/>
      <text:p text:style-name="P17">- SELECT : é o comando que<text:s/>seleciona e separa algum dado na tabela, quer pegar uma informação especifica?Use o SELECT</text:p>
      <text:p text:style-name="P18"/>
      <text:p text:style-name="P19">Exemplo:</text:p>
      <text:soft-page-break/>
      <text:p text:style-name="PreformattedText"><text:span text:style-name="T20">SELECT nome, idade FROM clientes WHERE cidade = 'São Paulo';</text:span></text:p>
      <text:p text:style-name="P21"/>
      <text:p text:style-name="P22">-INSERT : comando pra adicionar dados a tabela, como por exemplo.</text:p>
      <text:p text:style-name="P23"><text:s/></text:p>
      <text:p text:style-name="P24">Exemplo:</text:p>
      <text:p text:style-name="PreformattedText"><text:span text:style-name="T25">INSERT INTO pr</text:span><text:span text:style-name="T26">odutos (nome, preço) VALUES ('Laptop', 1200);</text:span></text:p>
      <text:p text:style-name="P27"/>
      <text:p text:style-name="P28"/>
      <text:p text:style-name="P29">- UPDATE: serve pra você atualizar os dados existentes em determinada tabela.</text:p>
      <text:p text:style-name="P30"/>
      <text:p text:style-name="P31">Exemplo:</text:p>
      <text:p text:style-name="P32">UPDATE funcionarios SET salario = salario *1.1 WHERE cargo=’Gerente’;</text:p>
      <text:p text:style-name="P33"/>
      <text:p text:style-name="P34">-DELETE: serve pra remover os dados do banco,e é<text:s/>assim sua sintaxe:</text:p>
      <text:p text:style-name="P35"/>
      <text:p text:style-name="P36">Exemplo:</text:p>
      <text:p text:style-name="P37">DELETE FROM pedidos WHERE status = ‘Cancelado’;</text:p>
      <text:p text:style-name="P38"/>
      <text:p text:style-name="P39">-CREATE TABLE : comando para construir/criar a tabela onde os dados são manipulados;</text:p>
      <text:p text:style-name="P40"/>
      <text:p text:style-name="P41">Exemplo:</text:p>
      <text:p text:style-name="P42">CREATE TABLE cliente(</text:p>
      <text:p text:style-name="P43"><text:s/>id INT PIRMARY KEY,</text:p>
      <text:p text:style-name="P44">nome VARCHAR(50),</text:p>
      <text:p text:style-name="P45">e-mail VARCHAR(50),</text:p>
      <text:p text:style-name="P46">idade INT</text:p>
      <text:p text:style-name="P47">)</text:p>
      <text:p text:style-name="P48"/>
      <text:p text:style-name="P49">-ALTER TABLE: uma evolução, o comando permite que você faça alteraçoes na estrutura da tabela, como adicionar uma nova coluna por exemplo</text:p>
      <text:p text:style-name="P50"/>
      <text:p text:style-name="P51">Exemplo:</text:p>
      <text:p text:style-name="P52">ALTER TABLE produtos ADD COLUMN data_cadastro DATE;</text:p>
      <text:p text:style-name="P53"/>
      <text:p text:style-name="P54">-SELECT DISTINCT: é pra buscar algo singular na tabela,por exemplo um retorno apenas de valores em uma determinada coluna,o comando SELECT DISTINCT serve exatamente pra isso.</text:p>
      <text:p text:style-name="P55"/>
      <text:p text:style-name="P56">Exemplo:</text:p>
      <text:p text:style-name="Standard"><text:span text:style-name="T57">SELECT DISTINCT categoria FROM produtos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NCER</meta:initial-creator>
    <dc:creator>MANCER</dc:creator>
    <meta:creation-date>2025-06-18T22:31:00Z</meta:creation-date>
    <dc:date>2025-06-18T22:32:00Z</dc:date>
    <meta:template xlink:href="Normal" xlink:type="simple"/>
    <meta:editing-cycles>2</meta:editing-cycles>
    <meta:editing-duration>PT60S</meta:editing-duration>
    <meta:document-statistic meta:page-count="2" meta:paragraph-count="6" meta:word-count="489" meta:character-count="3126" meta:row-count="22" meta:non-whitespace-character-count="2643"/>
  </office:meta>
</office:document-meta>
</file>